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2f231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2f231" style:font-size-asian="11pt" style:font-size-complex="11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2f231" style:font-size-asian="10pt" style:font-size-complex="10pt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 style:list-style-name="L1"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2f23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UrbanTitle">
      <style:text-properties officeooo:paragraph-rsid="0002f231"/>
    </style:style>
    <style:style style:name="P9" style:family="paragraph" style:parent-style-name="UrbanTitle">
      <style:text-properties style:font-name="arial" fo:font-size="11pt" officeooo:paragraph-rsid="0002f231" style:font-size-asian="11pt" style:font-size-complex="11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style:font-name="Times New Roman1" fo:font-size="12pt"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size-asian="12pt" style:font-weight-asian="bold" style:font-name-complex="Arial" style:font-size-complex="12pt" style:font-weight-complex="bold"/>
    </style:style>
    <style:style style:name="T7" style:family="text">
      <style:text-properties style:font-name="Times New Roman1" style:font-name-complex="Ari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size-asian="12pt" style:font-weight-asian="bold" style:font-name-complex="Arial" style:font-size-complex="12pt" style:font-weight-complex="bold"/>
    </style:style>
    <style:style style:name="T15" style:family="text">
      <style:text-properties style:font-name-complex="Arial"/>
    </style:style>
    <style:style style:name="T16" style:family="text">
      <style:text-properties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weight-asian="bold" style:font-name-complex="Arial" style:font-weight-complex="bold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0"><text:span text:style-name="T17">do text</text:span></text:p><text:p text:style-name="P10"><text:span text:style-name="T17">from document(at=header, format='odt')</text:span></text:p></office:annotation><text:span text:style-name="T4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2"><text:span text:style-name="T11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2"><text:s/></text:span><text:span text:style-name="T11"><text:conditional-text text:condition="ooow:&quot;view.do_mailing()&quot;" text:string-value-if-true="&quot;mailed_data.name1&quot;" text:string-value-if-false="">mailed_data.name1</text:conditional-text></text:span><text:span text:style-name="T12"><text:s/></text:span><text:span text:style-name="T11"><text:conditional-text text:condition="ooow:&quot;view.do_mailing()&quot;" text:string-value-if-true="&quot;mailed_data.name2&quot;" text:string-value-if-false="">mailed_data.name2</text:conditional-text></text:span><text:span text:style-name="T12"><text:line-break/></text:span><text:span text:style-name="T11"><text:conditional-text text:condition="ooow:&quot;view.do_mailing()&quot;" text:string-value-if-true="&quot;mailed_data.street&quot;" text:string-value-if-false="">mailed_data.street</text:conditional-text></text:span><text:span text:style-name="T11">, </text:span><text:span text:style-name="T11"><text:conditional-text text:condition="ooow:&quot;view.do_mailing()&quot;" text:string-value-if-true="&quot;mailed_data.number&quot;" text:string-value-if-false="">mailed_data.number</text:conditional-text></text:span><text:span text:style-name="T12"><text:line-break/></text:span><text:span text:style-name="T11"><text:conditional-text text:condition="ooow:&quot;view.do_mailing()&quot;" text:string-value-if-true="&quot;mailed_data.zipcode&quot;" text:string-value-if-false="">mailed_data.zipcode</text:conditional-text></text:span><text:span text:style-name="T11"> </text:span><text:span text:style-name="T1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8"/>
      <text:p text:style-name="P9">Demande irrecevable</text:p>
      <text:p text:style-name="P5"/>
      <text:p text:style-name="P5"><office:annotation><dc:creator>sde </dc:creator><dc:date>2011-07-27T10:02:17</dc:date><text:p text:style-name="P10"><text:span text:style-name="T18">do text</text:span></text:p><text:p text:style-name="P10"><text:span text:style-name="T19">from document(at=reference, format='odt')</text:span></text:p></office:annotation>Import depuis reference.odt</text:p>
      <text:p text:style-name="P5"/>
      <text:p text:style-name="P5"><office:annotation><dc:creator>Gauthier Bastien</dc:creator><dc:date>2011-02-16T16:12:24</dc:date><text:p text:style-name="P10"><text:span text:style-name="T21">do text if len(self.getApplicants()) &gt; 1</text:span></text:p></office:annotation><text:span text:style-name="T8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0"><text:span text:style-name="T20">do text if not len(self.getApplicants()) &gt; 1</text:span></text:p></office:annotation><text:span text:style-name="T8">Demandeur :</text:span> <text:text-input text:description="Demandeurs">self.getApplicantsSignaletic()</text:text-input></text:p>
      <text:p text:style-name="P5"><text:span text:style-name="T8">Objet :</text:span> <text:text-input text:description="Objet des travaux">self.getLicenceSubject()</text:text-input></text:p>
      <text:p text:style-name="P5"><text:span text:style-name="T8">Situation : </text:span><text:text-input text:description="Situation des travaux">self.getWorkLocationSignaletic()</text:text-input></text:p>
      <text:p text:style-name="P5"><text:span text:style-name="T8">Référence cadastrale :</text:span> <text:text-input text:description="Bien-Parcelles">self.getPortionOutsText()</text:text-input></text:p>
      <text:p text:style-name="P5"/>
      <text:p text:style-name="P5">Le Collège Communal,</text:p>
      <text:p text:style-name="P5"/>
      <text:p text:style-name="P5">Vu le décret du Gouvernement Wallon du 24/05/2007 relatif aux infractions et sanctions en matière d’urbanisme, publié au Moniteur Belge le 18/06/2007.</text:p>
      <text:p text:style-name="P5"/>
      <text:p text:style-name="P5">Considérant que <text:text-input text:description="Demandeurs">applicantobj.getSignaletic(withaddress=True)</text:text-input><text:s/>a introduit une demande de permis relative à un bien sis à <text:text-input text:description="Situation des travaux">self.getWorkLocationSignaletic()</text:text-input><text:s/>; inscrit au cadastre, section A n° <text:text-input text:description="Bien-Parcelles">self.getPortionOutsText()</text:text-input><text:s/>et ayant pour objet la régularisation pour <text:text-input text:description="Objet des travaux">self.getLicenceSubject()</text:text-input>;</text:p>
      <text:p text:style-name="P5"/>
      <text:p text:style-name="P5">Considérant que la demande de permis porte sur des travaux réalisés sans permis préalable constatés par <text:s/>un procès-verbal rédigé à charge de <text:text-input text:description="Titre du demandeur">applicantobj.getPersonTitleValue()</text:text-input><text:s/>le XX XX 2009, propriétaire précédent ayant réalisé les travaux et dont information a été donnée au demandeur le <text:s/>XXXXXXXXX ; <text:s/></text:p>
      <text:p text:style-name="P5"/>
      <text:p text:style-name="P5">Considérant qu’un second pro-justitia a été rédigé à charge de <text:span text:style-name="T15"><text:text-input text:description="Demandeurs">self.getApplicantsSignaletic()</text:text-input></text:span><text:span text:style-name="T15"><text:s/></text:span>pour le maintien de cette situation illicite en date du XX/XX/2009 et dont information a été donnée au demandeur le XX/XX/2009 ; <text:s text:c="18"/></text:p>
      <text:p text:style-name="P5"/>
      <text:p text:style-name="P5">Vu l’article 159 bis du Code Wallon de l’Aménagement du Territoire, de l’Urbanisme et du Patrimoine ;</text:p>
      <text:p text:style-name="P5">Considérant que l’infraction n’a fait l’objet ni d’un jugement coulé en force de chose jugée (visé à l’article 155§2 du CWATUP) ni d’un versement du montant de transaction (décret du 24/05/2007, article 6)</text:p>
      <text:p text:style-name="P5"/>
      <text:p text:style-name="P5"/>
      <text:p text:style-name="P5">Décide</text:p>
      <text:p text:style-name="P5"/>
      <text:list xml:id="list4094573346" text:style-name="L1">
        <text:list-item>
          <text:p text:style-name="P6"><text:span text:style-name="T15">Article 1er : La demande de permis introduite par </text:span><text:span text:style-name="T15"><text:text-input text:description="Demandeurs">self.getApplicantsSignaletic()</text:text-input></text:span><text:span text:style-name="T15"><text:s/>pour le bien sis </text:span><text:span text:style-name="T15"><text:text-input text:description="Situation des travaux">self.getWorkLocationSignaletic()</text:text-input></text:span><text:span text:style-name="T15">  est </text:span><text:span text:style-name="T16">irrecevable </text:span></text:p>
        </text:list-item>
      </text:list>
      <text:p text:style-name="P5"/>
      <text:list xml:id="list115108827974606" text:continue-numbering="true" text:style-name="L1">
        <text:list-item>
          <text:p text:style-name="P6">Article 2 : Expédition de la présente décision est transmise au demandeur et une copie de <text:soft-page-break/>cet envoi est <text:s text:c="2"/>adressée au Fonctionnaire délégué.</text:p>
        </text:list-item>
      </text:list>
      <text:p text:style-name="P7"/>
      <text:p text:style-name="P7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5"/>
      <text:p text:style-name="P5"/>
      <text:p text:style-name="P5"><text:span text:style-name="T3"><office:annotation><dc:creator>sde </dc:creator><dc:date>2011-07-27T10:02:32</dc:date><text:p text:style-name="P10"><text:span text:style-name="T18">do text</text:span></text:p><text:p text:style-name="P10"><text:span text:style-name="T19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3T11:51:07.039850416</dc:date>
    <meta:editing-duration>PT8H20M21S</meta:editing-duration>
    <meta:editing-cycles>49</meta:editing-cycles>
    <meta:generator>LibreOffice/6.3.5.2$Linux_X86_64 LibreOffice_project/30$Build-2</meta:generator>
    <meta:document-statistic meta:table-count="1" meta:image-count="0" meta:object-count="0" meta:page-count="2" meta:paragraph-count="23" meta:word-count="311" meta:character-count="2285" meta:non-whitespace-character-count="2004"/>
  </office:meta>
</office:document-meta>
</file>